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unito" svg:font-family="Nunit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1.053cm" table:align="left"/>
    </style:style>
    <style:style style:name="Table1.A" style:family="table-column">
      <style:table-column-properties style:column-width="2.369cm"/>
    </style:style>
    <style:style style:name="Table1.B" style:family="table-column">
      <style:table-column-properties style:column-width="8.684cm"/>
    </style:style>
    <style:style style:name="Table1.A1" style:family="table-cell">
      <style:table-cell-properties style:vertical-align="middle" fo:padding="0.049cm" fo:border="none"/>
    </style:style>
    <style:style style:name="P1" style:family="paragraph" style:parent-style-name="Standard">
      <style:text-properties style:font-name="Calibri" fo:font-size="12pt" style:font-size-asian="12pt" style:font-size-complex="12pt"/>
    </style:style>
    <style:style style:name="P2" style:family="paragraph" style:parent-style-name="Text_20_body">
      <style:paragraph-properties fo:margin-left="0cm" fo:margin-right="0cm" fo:margin-top="0cm" fo:margin-bottom="0.265cm" fo:text-align="start" style:justify-single-word="false" fo:orphans="2" fo:widows="2" fo:text-indent="0cm" style:auto-text-indent="false" fo:padding="0cm" fo:border="none" style:writing-mode="lr-tb"/>
      <style:text-properties fo:font-variant="normal" fo:text-transform="none" fo:color="#273239" style:font-name="Calibri" fo:font-size="12pt" fo:letter-spacing="normal" style:font-size-asian="12pt" style:font-size-complex="12pt"/>
    </style:style>
    <style:style style:name="P3" style:family="paragraph" style:parent-style-name="Text_20_body">
      <style:paragraph-properties fo:margin-left="0cm" fo:margin-right="0cm" fo:margin-top="0cm" fo:margin-bottom="0.265cm" fo:text-align="start" style:justify-single-word="false" fo:orphans="2" fo:widows="2" fo:text-indent="0cm" style:auto-text-indent="false" fo:padding="0cm" fo:border="none" style:writing-mode="lr-tb"/>
    </style:style>
    <style:style style:name="P4"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fo:orphans="2" fo:widows="2" fo:text-indent="0cm" style:auto-text-indent="false" fo:padding="0cm" fo:border="none" style:writing-mode="lr-tb"/>
      <style:text-properties fo:font-variant="normal" fo:text-transform="none" fo:color="#273239" style:font-name="Calibri" fo:font-size="12pt" fo:letter-spacing="normal" fo:font-style="normal" fo:font-weight="normal" style:font-size-asian="12pt" style:font-size-complex="12pt"/>
    </style:style>
    <style:style style:name="P6" style:family="paragraph" style:parent-style-name="Text_20_body">
      <style:paragraph-properties fo:margin-left="0cm" fo:margin-right="0cm" fo:margin-top="0cm" fo:margin-bottom="0cm" fo:orphans="2" fo:widows="2" fo:text-indent="0cm" style:auto-text-indent="false" fo:padding="0cm" fo:border="none" style:writing-mode="lr-tb"/>
    </style:style>
    <style:style style:name="P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writing-mode="lr-tb"/>
    </style:style>
    <style:style style:name="P8" style:family="paragraph" style:parent-style-name="Text_20_body" style:list-style-name="L1">
      <style:paragraph-properties fo:margin-left="0.635cm" fo:margin-right="0cm" fo:margin-top="0cm" fo:margin-bottom="0cm" fo:line-height="158%" fo:text-align="start" style:justify-single-word="false" fo:orphans="2" fo:widows="2" fo:text-indent="0cm" style:auto-text-indent="false" fo:padding="0cm" fo:border="none"/>
    </style:style>
    <style:style style:name="P9" style:family="paragraph" style:parent-style-name="Text_20_body" style:list-style-name="L2">
      <style:paragraph-properties fo:margin-left="0.635cm" fo:margin-right="0cm" fo:margin-top="0cm" fo:margin-bottom="0cm" fo:line-height="158%" fo:text-align="start" style:justify-single-word="false" fo:orphans="2" fo:widows="2" fo:text-indent="0cm" style:auto-text-indent="false" fo:padding="0cm" fo:border="none"/>
    </style:style>
    <style:style style:name="P10" style:family="paragraph" style:parent-style-name="Text_20_body" style:list-style-name="L3">
      <style:paragraph-properties fo:margin-left="0.635cm" fo:margin-right="0cm" fo:margin-top="0cm" fo:margin-bottom="0cm" fo:line-height="158%" fo:text-align="start" style:justify-single-word="false" fo:orphans="2" fo:widows="2" fo:text-indent="0cm" style:auto-text-indent="false" fo:padding="0cm" fo:border="none"/>
    </style:style>
    <style:style style:name="P11" style:family="paragraph" style:parent-style-name="Table_20_Contents">
      <style:paragraph-properties fo:margin-left="0cm" fo:margin-right="0cm" fo:margin-top="0cm" fo:margin-bottom="0cm" fo:text-align="justify" style:justify-single-word="false" fo:text-indent="0cm" style:auto-text-indent="false" fo:padding="0cm" fo:border="none"/>
      <style:text-properties style:font-name="Calibri" fo:font-size="12pt" fo:font-weight="normal" style:font-size-asian="12pt" style:font-size-complex="12pt"/>
    </style:style>
    <style:style style:name="P12" style:family="paragraph" style:parent-style-name="Heading_20_3">
      <style:paragraph-properties fo:margin-left="0cm" fo:margin-right="0cm" fo:margin-top="0cm" fo:margin-bottom="0cm" fo:text-align="start" style:justify-single-word="false" fo:orphans="2" fo:widows="2" fo:text-indent="0cm" style:auto-text-indent="false" fo:padding="0cm" fo:border="none"/>
    </style:style>
    <style:style style:name="P13" style:family="paragraph" style:parent-style-name="Heading_20_3">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style:font-size-asian="12pt" style:font-size-complex="12pt"/>
    </style:style>
    <style:style style:name="P14" style:family="paragraph" style:parent-style-name="Table_20_Heading">
      <style:paragraph-properties fo:margin-left="0cm" fo:margin-right="0cm" fo:margin-top="0cm" fo:margin-bottom="0cm" fo:text-align="justify" style:justify-single-word="false" fo:text-indent="0cm" style:auto-text-indent="false" fo:padding="0cm" fo:border="none"/>
    </style:style>
    <style:style style:name="P15" style:family="paragraph" style:parent-style-name="Heading_20_2">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style:font-size-asian="12pt" style:font-size-complex="12pt"/>
    </style:style>
    <style:style style:name="T1" style:family="text">
      <style:text-properties fo:font-size="13.5pt" fo:font-weight="bold"/>
    </style:style>
    <style:style style:name="T2" style:family="text">
      <style:text-properties fo:font-variant="normal" fo:text-transform="none" fo:color="#273239" style:font-name="Nunito" fo:font-size="13.5pt" fo:letter-spacing="normal" fo:font-style="normal" fo:font-weight="normal"/>
    </style:style>
    <style:style style:name="T3" style:family="text">
      <style:text-properties fo:font-variant="normal" fo:text-transform="none" fo:color="#273239" style:font-name="Nunito" fo:font-size="13.5pt" fo:letter-spacing="normal" fo:font-style="normal" fo:font-weight="bold"/>
    </style:style>
    <style:style style:name="T4" style:family="text">
      <style:text-properties fo:font-variant="normal" fo:text-transform="none" fo:color="#273239" style:font-name="Nunito" fo:font-size="13.5pt" fo:letter-spacing="normal" fo:font-style="normal" style:text-underline-style="solid" style:text-underline-width="auto" style:text-underline-color="font-color" fo:font-weight="bold"/>
    </style:style>
    <style:style style:name="T5" style:family="text">
      <style:text-properties fo:font-variant="normal" fo:text-transform="none" fo:color="#273239" style:font-name="Nunito" fo:font-size="15pt" fo:letter-spacing="normal" fo:font-style="normal" fo:font-weight="bold"/>
    </style:style>
    <style:style style:name="T6" style:family="text">
      <style:text-properties fo:font-variant="normal" fo:text-transform="none" fo:color="#273239" fo:font-size="13.5pt" fo:letter-spacing="normal" fo:font-style="normal" fo:font-weight="normal"/>
    </style:style>
    <style:style style:name="T7" style:family="text">
      <style:text-properties fo:font-variant="normal" fo:text-transform="none" fo:color="#273239" fo:font-size="13.5pt" fo:letter-spacing="normal" fo:font-style="normal" fo:font-weight="bold"/>
    </style:style>
    <style:style style:name="T8" style:family="text">
      <style:text-properties fo:font-variant="normal" fo:text-transform="none" fo:color="#273239" fo:font-size="13.5pt" fo:letter-spacing="normal" fo:font-style="normal" style:text-underline-style="solid" style:text-underline-width="auto" style:text-underline-color="font-color" fo:font-weight="bold"/>
    </style:style>
    <style:style style:name="T9" style:family="text">
      <style:text-properties fo:font-variant="normal" fo:text-transform="none" fo:color="#273239" fo:font-size="15pt" fo:letter-spacing="normal" fo:font-style="normal" fo:font-weight="bold"/>
    </style:style>
    <style:style style:name="T10" style:family="text">
      <style:text-properties fo:font-variant="normal" fo:text-transform="none" fo:color="#273239" style:font-name="Calibri" fo:font-size="13.5pt" fo:letter-spacing="normal" fo:font-style="normal" fo:font-weight="normal"/>
    </style:style>
    <style:style style:name="T11" style:family="text">
      <style:text-properties fo:font-variant="normal" fo:text-transform="none" fo:color="#273239" style:font-name="Calibri" fo:font-size="13.5pt" fo:letter-spacing="normal" fo:font-style="normal" fo:font-weight="bold"/>
    </style:style>
    <style:style style:name="T12" style:family="text">
      <style:text-properties fo:font-variant="normal" fo:text-transform="none" fo:color="#273239" style:font-name="Calibri" fo:font-size="13.5pt" fo:letter-spacing="normal" fo:font-style="normal" style:text-underline-style="solid" style:text-underline-width="auto" style:text-underline-color="font-color" fo:font-weight="bold"/>
    </style:style>
    <style:style style:name="T13" style:family="text">
      <style:text-properties fo:font-variant="normal" fo:text-transform="none" fo:color="#273239" style:font-name="Calibri" fo:font-size="15pt" fo:letter-spacing="normal" fo:font-style="normal" fo:font-weight="bold"/>
    </style:style>
    <style:style style:name="T14" style:family="text">
      <style:text-properties fo:font-variant="normal" fo:text-transform="none" fo:color="#273239" style:font-name="Calibri" fo:letter-spacing="normal" fo:font-style="normal" fo:font-weight="normal"/>
    </style:style>
    <style:style style:name="T15" style:family="text">
      <style:text-properties fo:font-variant="normal" fo:text-transform="none" fo:color="#273239" style:font-name="Calibri" fo:letter-spacing="normal" fo:font-style="normal" fo:font-weight="bold"/>
    </style:style>
    <style:style style:name="T16" style:family="text">
      <style:text-properties fo:font-variant="normal" fo:text-transform="none" fo:color="#273239" style:font-name="Calibri" fo:letter-spacing="normal" fo:font-style="normal" style:text-underline-style="solid" style:text-underline-width="auto" style:text-underline-color="font-color" fo:font-weight="bold"/>
    </style:style>
    <style:style style:name="T17" style:family="text">
      <style:text-properties fo:font-variant="normal" fo:text-transform="none" fo:color="#273239" style:font-name="Calibri" fo:font-size="12pt" fo:letter-spacing="normal" fo:font-style="normal" fo:font-weight="normal" style:font-size-asian="12pt" style:font-size-complex="12pt"/>
    </style:style>
    <style:style style:name="T18" style:family="text">
      <style:text-properties fo:font-variant="normal" fo:text-transform="none" fo:color="#273239" style:font-name="Calibri" fo:font-size="12pt" fo:letter-spacing="normal" fo:font-style="normal" fo:font-weight="bold" style:font-size-asian="12pt" style:font-size-complex="12pt"/>
    </style:style>
    <style:style style:name="T19" style:family="text">
      <style:text-properties fo:font-variant="normal" fo:text-transform="none" fo:color="#273239" style:font-name="Calibri" fo:font-size="12pt" fo:letter-spacing="normal" fo:font-style="normal" style:text-underline-style="solid" style:text-underline-width="auto" style:text-underline-color="font-color" fo:font-weight="bold" style:font-size-asian="12pt" style:font-size-complex="12pt"/>
    </style:style>
    <style:style style:name="T20" style:family="text">
      <style:text-properties fo:font-variant="normal" fo:text-transform="none" fo:color="#273239" style:font-name="Calibri" fo:font-size="12pt" fo:letter-spacing="normal" style:font-size-asian="12pt" style:font-size-complex="12pt"/>
    </style:style>
    <style:style style:name="T21" style:family="text">
      <style:text-properties style:font-name="Calibri" fo:font-size="13.5pt" fo:font-weight="bold"/>
    </style:style>
    <style:style style:name="T22" style:family="text">
      <style:text-properties style:font-name="Calibri" fo:font-weight="bold"/>
    </style:style>
    <style:style style:name="T23" style:family="text">
      <style:text-properties style:font-name="Calibri" fo:font-size="12pt" fo:font-weight="bold" style:font-size-asian="12pt" style:font-size-complex="12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397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is article is based on the concept of ACID properties in DBMS that are necessary for maintaining data consistency, integrity, and reliability while performing transactions in the database. Let’s explore them.</text:p>
      <text:p text:style-name="P6"><text:span text:style-name="T17">A </text:span><text:span text:style-name="Strong_20_Emphasis"><text:span text:style-name="T18">transaction</text:span></text:span><text:span text:style-name="T17"> is a single logical unit of work that accesses and possibly modifies the contents of a database. Transactions access data using read-and-write operations. To maintain consistency in a database, before and after the transaction, certain properties are followed. These are called </text:span><text:span text:style-name="Strong_20_Emphasis"><text:span text:style-name="T18">ACID </text:span></text:span><text:span text:style-name="T17">properties.</text:span></text:p>
      <text:p text:style-name="P6"><text:span text:style-name="T17"/></text:p>
      <text:p text:style-name="P6"><text:span text:style-name="T17">.</text:span><text:span text:style-name="T20"><draw:frame draw:style-name="fr1" draw:name="graphics1" text:anchor-type="as-char" svg:width="15.87cm" svg:height="7.856cm" draw:z-index="0"><draw:image xlink:href="https://media.geeksforgeeks.org/wp-content/cdn-uploads/20191121102921/ACID-Properties.jpg" xlink:type="simple" xlink:show="embed" xlink:actuate="onLoad"/></draw:frame></text:span></text:p>
      <text:h text:style-name="P12" text:outline-level="3"><text:span text:style-name="Strong_20_Emphasis"><text:span text:style-name="T18"/></text:span></text:h>
      <text:h text:style-name="P12" text:outline-level="3"><text:span text:style-name="Strong_20_Emphasis"><text:span text:style-name="T18">Atomicity:</text:span></text:span></text:h>
      <text:p text:style-name="P7"><text:span text:style-name="T17">By this, we mean that either the entire transaction takes place at once or doesn’t happen at all. There is no midway i.e. transactions do not occur partially. Each transaction is considered as one unit and either runs to completion or is not executed at all. It involves the following two operations.<text:line-break/>— </text:span><text:span text:style-name="Strong_20_Emphasis"><text:span text:style-name="T18">Abort </text:span></text:span><text:span text:style-name="T17">: If a transaction aborts, changes made to the database are not visible.<text:line-break/>— </text:span><text:span text:style-name="Strong_20_Emphasis"><text:span text:style-name="T18">Commit </text:span></text:span><text:span text:style-name="T17">: If a transaction commits, changes made are visible.<text:line-break/>Atomicity is also known as the ‘All or nothing rule’.</text:span></text:p>
      <text:p text:style-name="P4"><text:span text:style-name="Emphasis"><text:span text:style-name="Strong_20_Emphasis"><text:span text:style-name="T17">Aiming for a top All India Rank in GATE CS &amp; IT 2025 exam, but not sure where you stand?</text:span></text:span></text:span></text:p>
      <text:p text:style-name="P4"><text:span text:style-name="T17">We’ve got you covered! </text:span><text:span text:style-name="Strong_20_Emphasis"><text:span text:style-name="T17">FREE</text:span></text:span><text:span text:style-name="T17"> </text:span><text:a xlink:type="simple" xlink:href="https://gfgcdn.com/tu/U2I/" office:target-frame-name="_blank" xlink:show="new" text:style-name="Internet_20_link" text:visited-style-name="Visited_20_Internet_20_Link"><text:span text:style-name="Strong_20_Emphasis"><text:span text:style-name="T19">GATE CS &amp; IT Test Series - 2025</text:span></text:span></text:a><text:a xlink:type="simple" xlink:href="https://gfgcdn.com/tu/U2I/" office:target-frame-name="_blank" xlink:show="new" text:style-name="Internet_20_link" text:visited-style-name="Visited_20_Internet_20_Link"><text:span text:style-name="T19"> </text:span></text:a><text:span text:style-name="T17">is designed to give you the edge you need. With </text:span><text:span text:style-name="Strong_20_Emphasis"><text:span text:style-name="T17">previous year questions</text:span></text:span><text:span text:style-name="T17">, </text:span><text:span text:style-name="Strong_20_Emphasis"><text:span text:style-name="T17">subject-wise</text:span></text:span><text:span text:style-name="T17"> and </text:span><text:span text:style-name="Strong_20_Emphasis"><text:span text:style-name="T17">full-length mock tests</text:span></text:span><text:span text:style-name="T17">, and </text:span><text:span text:style-name="Strong_20_Emphasis"><text:span text:style-name="T17">All India Mock Test</text:span></text:span><text:span text:style-name="T17">, you can get a real feel of the exam. Plus, get our live mentorship classes with experts and attend </text:span><text:span text:style-name="Strong_20_Emphasis"><text:span text:style-name="T17">live doubt-solving sessions</text:span></text:span><text:span text:style-name="T17"> to clear all your queries. </text:span></text:p>
      <text:p text:style-name="P7"><text:span text:style-name="T17">Consider the following transaction </text:span><text:span text:style-name="Strong_20_Emphasis"><text:span text:style-name="T18">T </text:span></text:span><text:span text:style-name="T17">consisting of </text:span><text:span text:style-name="Strong_20_Emphasis"><text:span text:style-name="T18">T1 </text:span></text:span><text:span text:style-name="T17">and </text:span><text:span text:style-name="Strong_20_Emphasis"><text:span text:style-name="T18">T2 </text:span></text:span><text:span text:style-name="T17">: Transfer of 100 from account </text:span><text:span text:style-name="Strong_20_Emphasis"><text:span text:style-name="T18">X </text:span></text:span><text:span text:style-name="T17">to account </text:span><text:span text:style-name="Strong_20_Emphasis"><text:span text:style-name="T18">Y </text:span></text:span><text:span text:style-name="T17">.</text:span></text:p>
      <text:p text:style-name="P7"><text:span text:style-name="T17"/></text:p>
      <text:p text:style-name="P2"><draw:frame draw:style-name="fr2" draw:name="graphics2" text:anchor-type="as-char" svg:width="14.963cm" svg:height="3.993cm" draw:z-index="1"><draw:image xlink:href="https://media.geeksforgeeks.org/wp-content/uploads/11-6.jpg" xlink:type="simple" xlink:show="embed" xlink:actuate="onLoad"/></draw:frame></text:p>
      <text:p text:style-name="P6"><text:soft-page-break/><text:span text:style-name="T17">If the transaction fails after completion of </text:span><text:span text:style-name="Strong_20_Emphasis"><text:span text:style-name="T18">T1 </text:span></text:span><text:span text:style-name="T17">but before completion of </text:span><text:span text:style-name="Strong_20_Emphasis"><text:span text:style-name="T18">T2 </text:span></text:span><text:span text:style-name="T17">.( say, after </text:span><text:span text:style-name="Strong_20_Emphasis"><text:span text:style-name="T18">write(X) </text:span></text:span><text:span text:style-name="T17">but before </text:span><text:span text:style-name="Strong_20_Emphasis"><text:span text:style-name="T18">write(Y) </text:span></text:span><text:span text:style-name="T17">), then the amount has been deducted from </text:span><text:span text:style-name="Strong_20_Emphasis"><text:span text:style-name="T18">X </text:span></text:span><text:span text:style-name="T17">but not added to </text:span><text:span text:style-name="Strong_20_Emphasis"><text:span text:style-name="T18">Y </text:span></text:span><text:span text:style-name="T17">. This results in an inconsistent database state. Therefore, the transaction must be executed in its entirety in order to ensure the correctness of the database state.</text:span></text:p>
      <text:h text:style-name="P13" text:outline-level="3">Consistency:</text:h>
      <text:p text:style-name="P6"><text:span text:style-name="T17">This means that integrity constraints must be maintained so that the database is consistent before and after the transaction. It refers to the correctness of a database. Referring to the example above,<text:line-break/>The total amount before and after the transaction must be maintained.<text:line-break/>Total </text:span><text:span text:style-name="Strong_20_Emphasis"><text:span text:style-name="T18">before T </text:span></text:span><text:span text:style-name="T17">occurs = </text:span><text:span text:style-name="Strong_20_Emphasis"><text:span text:style-name="T18">500 + 200 = 700 </text:span></text:span><text:span text:style-name="T17">.<text:line-break/>Total </text:span><text:span text:style-name="Strong_20_Emphasis"><text:span text:style-name="T18">after T occurs </text:span></text:span><text:span text:style-name="T17">= </text:span><text:span text:style-name="Strong_20_Emphasis"><text:span text:style-name="T18">400 + 300 = 700 </text:span></text:span><text:span text:style-name="T17">.<text:line-break/>Therefore, the database is </text:span><text:span text:style-name="Strong_20_Emphasis"><text:span text:style-name="T18">consistent </text:span></text:span><text:span text:style-name="T17">. Inconsistency occurs in case </text:span><text:span text:style-name="Strong_20_Emphasis"><text:span text:style-name="T18">T1 </text:span></text:span><text:span text:style-name="T17">completes but </text:span><text:span text:style-name="Strong_20_Emphasis"><text:span text:style-name="T18">T2 </text:span></text:span><text:span text:style-name="T17">fails. As a result, T is incomplete.</text:span></text:p>
      <text:h text:style-name="P13" text:outline-level="3">Isolation:</text:h>
      <text:p text:style-name="P6"><text:span text:style-name="T17">This property ensures that multiple transactions can occur concurrently without leading to the inconsistency of the database state. Transactions occur independently without interference. Changes occurring in a particular transaction will not be visible to any other transaction until that particular change in that transaction is written to memory or has been committed. This property ensures that the execution of transactions concurrently will result in a state that is equivalent to a state achieved these were executed serially in some order.<text:line-break/>Let </text:span><text:span text:style-name="Strong_20_Emphasis"><text:span text:style-name="T18">X </text:span></text:span><text:span text:style-name="T17">= 500, </text:span><text:span text:style-name="Strong_20_Emphasis"><text:span text:style-name="T18">Y </text:span></text:span><text:span text:style-name="T17">= 500.<text:line-break/>Consider two transactions </text:span><text:span text:style-name="Strong_20_Emphasis"><text:span text:style-name="T18">T </text:span></text:span><text:span text:style-name="T17">and </text:span><text:span text:style-name="Strong_20_Emphasis"><text:span text:style-name="T18">T”.</text:span></text:span></text:p>
      <text:p text:style-name="P3"><text:span text:style-name="T20"><draw:frame draw:style-name="fr3" draw:name="graphics3" text:anchor-type="as-char" svg:width="14.497cm" svg:height="4.041cm" draw:z-index="2"><draw:image xlink:href="https://media.geeksforgeeks.org/wp-content/uploads/20210402015259/isolation-300x137.jpg" xlink:type="simple" xlink:show="embed" xlink:actuate="onLoad"/></draw:frame></text:span></text:p>
      <text:p text:style-name="P3"><text:span text:style-name="T17">Suppose </text:span><text:span text:style-name="Strong_20_Emphasis"><text:span text:style-name="T18">T </text:span></text:span><text:span text:style-name="T17">has been executed till </text:span><text:span text:style-name="Strong_20_Emphasis"><text:span text:style-name="T18">Read (Y) </text:span></text:span><text:span text:style-name="T17">and then </text:span><text:span text:style-name="Strong_20_Emphasis"><text:span text:style-name="T18">T’’ </text:span></text:span><text:span text:style-name="T17">starts. As a result, interleaving of operations takes place due to which </text:span><text:span text:style-name="Strong_20_Emphasis"><text:span text:style-name="T18">T’’ </text:span></text:span><text:span text:style-name="T17">reads the correct value of </text:span><text:span text:style-name="Strong_20_Emphasis"><text:span text:style-name="T18">X </text:span></text:span><text:span text:style-name="T17">but the incorrect value of </text:span><text:span text:style-name="Strong_20_Emphasis"><text:span text:style-name="T18">Y </text:span></text:span><text:span text:style-name="T17">and sum computed by<text:line-break/></text:span><text:span text:style-name="Strong_20_Emphasis"><text:span text:style-name="T18">T’’: (X+Y = 50, 000+500=50, 500)</text:span></text:span><text:span text:style-name="T17"><text:line-break/>is thus not consistent with the sum at end of the transaction:<text:line-break/></text:span><text:span text:style-name="Strong_20_Emphasis"><text:span text:style-name="T18">T: (X+Y = 50, 000 + 450 = 50, 450) </text:span></text:span><text:span text:style-name="T17">.<text:line-break/>This results in database inconsistency, due to a loss of 50 units. Hence, transactions must take place in isolation and changes should be visible only after they have been made to the main memory.</text:span></text:p>
      <text:h text:style-name="P13" text:outline-level="3">Durability:</text:h>
      <text:p text:style-name="P5">This property ensures that once the transaction has completed execution, the updates and modifications to the database are stored in and written to disk and they persist even if a system failure occurs. These updates now become permanent and are stored in non-volatile memory. The effects of the transaction, thus, are never lost.</text:p>
      <text:p text:style-name="P4"><text:span text:style-name="Strong_20_Emphasis"><text:span text:style-name="T18">Some important points:</text:span></text:span></text:p>
      <table:table table:name="Table1" table:style-name="Table1">
        <table:table-column table:style-name="Table1.A"/>
        <table:table-column table:style-name="Table1.B"/>
        <table:table-header-rows>
          <table:table-row>
            <table:table-cell table:style-name="Table1.A1" office:value-type="string">
              <text:p text:style-name="P14"><text:span text:style-name="Strong_20_Emphasis"><text:span text:style-name="T23">Property</text:span></text:span></text:p>
            </table:table-cell>
            <table:table-cell table:style-name="Table1.A1" office:value-type="string">
              <text:p text:style-name="P14"><text:span text:style-name="Strong_20_Emphasis"><text:span text:style-name="T23">Responsibility for maintaining properties</text:span></text:span></text:p>
            </table:table-cell>
          </table:table-row>
        </table:table-header-rows>
        <table:table-row>
          <table:table-cell table:style-name="Table1.A1" office:value-type="string">
            <text:p text:style-name="P11">Atomicity</text:p>
          </table:table-cell>
          <table:table-cell table:style-name="Table1.A1" office:value-type="string">
            <text:p text:style-name="P11">Transaction Manager</text:p>
          </table:table-cell>
        </table:table-row>
        <text:soft-page-break/>
        <table:table-row>
          <table:table-cell table:style-name="Table1.A1" office:value-type="string">
            <text:p text:style-name="P11">Consistency</text:p>
          </table:table-cell>
          <table:table-cell table:style-name="Table1.A1" office:value-type="string">
            <text:p text:style-name="P11">Application programmer</text:p>
          </table:table-cell>
        </table:table-row>
        <table:table-row>
          <table:table-cell table:style-name="Table1.A1" office:value-type="string">
            <text:p text:style-name="P11">Isolation</text:p>
          </table:table-cell>
          <table:table-cell table:style-name="Table1.A1" office:value-type="string">
            <text:p text:style-name="P11">Concurrency Control Manager</text:p>
          </table:table-cell>
        </table:table-row>
        <table:table-row>
          <table:table-cell table:style-name="Table1.A1" office:value-type="string">
            <text:p text:style-name="P11">Durability</text:p>
          </table:table-cell>
          <table:table-cell table:style-name="Table1.A1" office:value-type="string">
            <text:p text:style-name="P11">Recovery Manager</text:p>
          </table:table-cell>
        </table:table-row>
      </table:table>
      <text:p text:style-name="P6"><text:span text:style-name="T17">The </text:span><text:span text:style-name="Strong_20_Emphasis"><text:span text:style-name="T18">ACID </text:span></text:span><text:span text:style-name="T17">properties, in totality, provide a mechanism to ensure the correctness and consistency of a database in a way such that each transaction is a group of operations that acts as a single unit, produces consistent results, acts in isolation from other operations, and updates that it makes are durably stored.</text:span></text:p>
      <text:p text:style-name="P5">ACID properties are the four key characteristics that define the reliability and consistency of a transaction in a Database Management System (DBMS). The acronym ACID stands for Atomicity, Consistency, Isolation, and Durability. Here is a brief description of each of these properties:</text:p>
      <text:list xml:id="list5045543757940395857" text:style-name="L1">
        <text:list-item text:start-value="1">
          <text:p text:style-name="P8"><text:span text:style-name="Strong_20_Emphasis"><text:span text:style-name="T18">Atomicity:</text:span></text:span><text:span text:style-name="T17"> Atomicity ensures that a transaction is treated as a single, indivisible unit of work. Either all the operations within the transaction are completed successfully, or none of them are. If any part of the transaction fails, the entire transaction is rolled back to its original state, ensuring data consistency and integrity.</text:span></text:p>
        </text:list-item>
        <text:list-item text:start-value="2">
          <text:p text:style-name="P8"><text:span text:style-name="Strong_20_Emphasis"><text:span text:style-name="T18">Consistency:</text:span></text:span><text:span text:style-name="T17"> Consistency ensures that a transaction takes the database from one consistent state to another consistent state. The database is in a consistent state both before and after the transaction is executed. Constraints, such as unique keys and foreign keys, must be maintained to ensure data consistency.</text:span></text:p>
        </text:list-item>
        <text:list-item text:start-value="3">
          <text:p text:style-name="P8"><text:span text:style-name="Strong_20_Emphasis"><text:span text:style-name="T18">Isolation:</text:span></text:span><text:span text:style-name="T17"> Isolation ensures that multiple transactions can execute concurrently without interfering with each other. Each transaction must be isolated from other transactions until it is completed. This isolation prevents dirty reads, non-repeatable reads, and phantom reads.</text:span></text:p>
        </text:list-item>
        <text:list-item text:start-value="4">
          <text:p text:style-name="P8"><text:span text:style-name="Strong_20_Emphasis"><text:span text:style-name="T18">Durability:</text:span></text:span><text:span text:style-name="T17"> Durability ensures that once a transaction is committed, its changes are permanent and will survive any subsequent system failures. The transaction’s changes are saved to the database permanently, and even if the system crashes, the changes remain intact and can be recovered.</text:span></text:p>
        </text:list-item>
      </text:list>
      <text:p text:style-name="P5">Overall, ACID properties provide a framework for ensuring data consistency, integrity, and reliability in DBMS. They ensure that transactions are executed in a reliable and consistent manner, even in the presence of system failures, network issues, or other problems. These properties make DBMS a reliable and efficient tool for managing data in modern organizations.</text:p>
      <text:h text:style-name="P13" text:outline-level="3">Advantages of ACID Properties in DBMS</text:h>
      <text:list xml:id="list7545858029939879087" text:style-name="L2">
        <text:list-item text:start-value="1">
          <text:p text:style-name="P9"><text:span text:style-name="Strong_20_Emphasis"><text:span text:style-name="T18">Data Consistency:</text:span></text:span><text:span text:style-name="T17"> ACID properties ensure that the data remains consistent and accurate after any transaction execution.</text:span></text:p>
        </text:list-item>
        <text:list-item text:start-value="2">
          <text:p text:style-name="P9"><text:span text:style-name="Strong_20_Emphasis"><text:span text:style-name="T18">Data Integrity:</text:span></text:span><text:span text:style-name="T17"> ACID properties maintain the integrity of the data by ensuring that any changes to the database are permanent and cannot be lost.</text:span></text:p>
        </text:list-item>
        <text:list-item text:start-value="3">
          <text:p text:style-name="P9"><text:span text:style-name="Strong_20_Emphasis"><text:span text:style-name="T18">Concurrency Control:</text:span></text:span><text:span text:style-name="T17"> ACID properties help to manage multiple transactions occurring concurrently by preventing interference between them.</text:span></text:p>
        </text:list-item>
        <text:list-item text:start-value="4">
          <text:p text:style-name="P9"><text:soft-page-break/><text:span text:style-name="Strong_20_Emphasis"><text:span text:style-name="T18">Recovery:</text:span></text:span><text:span text:style-name="T17"> ACID properties ensure that in case of any failure or crash, the system can recover the data up to the point of failure or crash.</text:span></text:p>
        </text:list-item>
      </text:list>
      <text:h text:style-name="P13" text:outline-level="3">Disadvantages of ACID Properties in DBMS</text:h>
      <text:list xml:id="list5819315602385351364" text:style-name="L3">
        <text:list-item text:start-value="1">
          <text:p text:style-name="P10"><text:span text:style-name="Strong_20_Emphasis"><text:span text:style-name="T18">Performance:</text:span></text:span><text:span text:style-name="T17"> The ACID properties can cause a performance overhead in the system, as they require additional processing to ensure data consistency and integrity.</text:span></text:p>
        </text:list-item>
        <text:list-item text:start-value="2">
          <text:p text:style-name="P10"><text:span text:style-name="Strong_20_Emphasis"><text:span text:style-name="T18">Scalability:</text:span></text:span><text:span text:style-name="T17"> The ACID properties may cause scalability issues in large distributed systems where multiple transactions occur concurrently.</text:span></text:p>
        </text:list-item>
        <text:list-item text:start-value="3">
          <text:p text:style-name="P10"><text:span text:style-name="Strong_20_Emphasis"><text:span text:style-name="T18">Complexity:</text:span></text:span><text:span text:style-name="T17"> Implementing the ACID properties can increase the complexity of the system and require significant expertise and resources.<text:line-break/>Overall, the advantages of ACID properties in DBMS outweigh the disadvantages. They provide a reliable and consistent approach to data management, ensuring data integrity, accuracy, and reliability. However, in some cases, the overhead of implementing ACID properties can cause performance and scalability issues. Therefore, it’s important to balance the benefits of ACID properties against the specific needs and requirements of the system.</text:span></text:p>
        </text:list-item>
      </text:list>
      <text:h text:style-name="P15" text:outline-level="2">Conclusion</text:h>
      <text:p text:style-name="P5">In conclusion, ACID properties involve four properties i.e. Atomicity, Consistency, Isolation and Durability that are responsible for data consistency, integrity and reliability in DBMS. Atomicity ensures that a transaction is rolled back if any part of it fails. Consistency ensures that the database remains consistent before and after the transaction. Isolation ensures that one transaction is not affected by the other. Durability ensures that the changes introduced by a particular transaction persist even after a system failu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unito" svg:font-family="Nunit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55S</meta:editing-duration>
    <meta:editing-cycles>3</meta:editing-cycles>
    <meta:generator>OpenOffice/4.1.15$Win32 OpenOffice.org_project/4115m2$Build-9813</meta:generator>
    <dc:date>2025-01-07T02:03:05.53</dc:date>
    <meta:document-statistic meta:table-count="1" meta:image-count="3" meta:object-count="0" meta:page-count="4" meta:paragraph-count="47" meta:word-count="1319" meta:character-count="8344"/>
    <dc:creator>Shaik Basha</dc:creator>
    <meta:user-defined meta:name="Info 1"/>
    <meta:user-defined meta:name="Info 2"/>
    <meta:user-defined meta:name="Info 3"/>
    <meta:user-defined meta:name="Info 4"/>
  </office:meta>
</office:document-meta>
</file>